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style:font-name="Liberation Serif" fo:font-size="18pt" fo:font-weight="bold" officeooo:rsid="0249b9a4" officeooo:paragraph-rsid="0249b9a4" style:font-size-asian="18pt" style:font-weight-asian="bold" style:font-size-complex="18pt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24b788c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8pt" fo:font-weight="bold" officeooo:rsid="02138ae9" officeooo:paragraph-rsid="02138ae9" style:font-size-asian="18pt" style:font-weight-asian="bold" style:font-size-complex="18pt" style:font-weight-complex="bold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Liberation Serif" fo:font-size="18pt" fo:font-weight="normal" officeooo:rsid="002cc967" officeooo:paragraph-rsid="0246a2e9" style:font-size-asian="18pt" style:font-weight-asian="normal" style:font-size-complex="18pt" style:font-weight-complex="normal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Liberation Serif" fo:font-size="18pt" fo:font-weight="normal" officeooo:rsid="0246a2e9" officeooo:paragraph-rsid="0246a2e9" style:font-size-asian="18pt" style:font-weight-asian="normal" style:font-size-complex="18pt" style:font-weight-complex="normal"/>
    </style:style>
    <style:style style:name="P10" style:family="paragraph" style:parent-style-name="Text_20_body" style:list-style-name="L2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Liberation Serif" fo:font-size="12pt" fo:font-weight="bold" officeooo:rsid="0246a2e9" officeooo:paragraph-rsid="0246a2e9" style:font-size-asian="12pt" style:font-weight-asian="bold" style:font-size-complex="12pt" style:font-weight-complex="bold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8pt" fo:font-weight="normal" officeooo:paragraph-rsid="0246a2e9" style:font-size-asian="18pt" style:font-weight-asian="normal" style:font-size-complex="18pt" style:font-weight-complex="normal"/>
    </style:style>
    <style:style style:name="P13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8pt" fo:font-weight="normal" officeooo:paragraph-rsid="02488591" style:font-size-asian="18pt" style:font-weight-asian="normal" style:font-size-complex="18pt" style:font-weight-complex="normal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8pt" fo:font-weight="normal" officeooo:paragraph-rsid="0246a2e9" style:font-size-asian="18pt" style:font-weight-asian="normal" style:font-size-complex="18pt" style:font-weight-complex="normal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2pt" fo:font-weight="bold" officeooo:rsid="02488591" officeooo:paragraph-rsid="02488591" style:font-size-asian="12pt" style:font-weight-asian="bold" style:font-size-complex="12pt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2pt" fo:font-weight="bold" officeooo:rsid="0249b9a4" officeooo:paragraph-rsid="0249b9a4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officeooo:paragraph-rsid="02512030"/>
    </style:style>
    <style:style style:name="P18" style:family="paragraph" style:parent-style-name="Preformatted_20_Text">
      <style:text-properties officeooo:paragraph-rsid="02525875"/>
    </style:style>
    <style:style style:name="P19" style:family="paragraph" style:parent-style-name="Preformatted_20_Text">
      <style:text-properties officeooo:paragraph-rsid="0252ba3f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25757d9"/>
    </style:style>
    <style:style style:name="P22" style:family="paragraph" style:parent-style-name="Heading_20_2">
      <style:paragraph-properties fo:margin-top="0cm" fo:margin-bottom="0.499cm" loext:contextual-spacing="false" fo:text-align="start" style:justify-single-word="false"/>
      <style:text-properties style:font-name="Liberation Serif" fo:font-size="18pt" fo:font-weight="bold" officeooo:rsid="02138ae9" officeooo:paragraph-rsid="02138ae9" style:font-size-asian="18pt" style:font-weight-asian="bold" style:font-size-complex="18pt" style:font-weight-complex="bold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Liberation Serif" fo:font-size="12pt" fo:font-weight="bold" officeooo:rsid="024b788c" style:font-size-asian="12pt" style:font-weight-asian="bold" style:font-size-complex="12pt" style:font-weight-complex="bold"/>
    </style:style>
    <style:style style:name="T6" style:family="text">
      <style:text-properties officeooo:rsid="0246a2e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2512030" style:font-weight-asian="bold" style:font-weight-complex="bold"/>
    </style:style>
    <style:style style:name="T9" style:family="text">
      <style:text-properties fo:font-weight="bold" officeooo:rsid="02525875" style:font-weight-asian="bold" style:font-weight-complex="bold"/>
    </style:style>
    <style:style style:name="T10" style:family="text">
      <style:text-properties fo:font-weight="bold" officeooo:rsid="0252ba3f" style:font-weight-asian="bold" style:font-weight-complex="bold"/>
    </style:style>
    <style:style style:name="T11" style:family="text">
      <style:text-properties fo:font-weight="bold" officeooo:rsid="0255ac94" style:font-weight-asian="bold" style:font-weight-complex="bold"/>
    </style:style>
    <style:style style:name="T12" style:family="text">
      <style:text-properties fo:font-weight="bold" officeooo:rsid="025757d9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6">3</text:span> <text:span text:style-name="T1">ANSIBLE</text:span></text:p>
      <text:p text:style-name="P2"/>
      <text:list xml:id="list4306284308131219933" text:style-name="L1">
        <text:list-item>
          <text:p text:style-name="P6"><text:span text:style-name="T2">Assignment </text:span><text:span text:style-name="T3">1</text:span></text:p>
          <text:p text:style-name="P9">1. Create and delete ninja directory on host machine</text:p>
          <text:p text:style-name="P8">- <text:span text:style-name="T6">Created</text:span></text:p>
          <text:p text:style-name="P11"># <text:s/>ansible all -a "mkdir /home/vagrant/ninja"</text:p>
          <text:p text:style-name="P8">- <text:span text:style-name="T6">Deleted</text:span></text:p>
          <text:p text:style-name="P11"># ansible all -a "rmdir /home/vagrant/ninja"</text:p>
        </text:list-item>
        <text:list-item text:style-override="L2">
          <text:p text:style-name="P12">Set hostname on all nodes from remote machine</text:p>
          <text:p text:style-name="P15"># ansible all -a "sudo hostname lovedeep"</text:p>
          <text:p text:style-name="P14"><text:s/></text:p>
        </text:list-item>
        <text:list-item text:style-override="L2">
          <text:p text:style-name="P13">Fetch os of all nodes and store o/p into a file, use min two different machine of different flavour of os.</text:p>
          <text:p text:style-name="P16"># ansible all -m setup -a 'gather_subset=virtual' | grep os_family &gt; /home/vagrant/love1</text:p>
        </text:list-item>
      </text:list>
      <text:p text:style-name="P3">output :-</text:p>
      <text:p text:style-name="P3"/>
      <text:list xml:id="list21654904369234" text:continue-list="list4306284308131219933" text:style-name="L2">
        <text:list-header>
          <text:p text:style-name="P13"><text:s/></text:p>
        </text:list-header>
        <text:list-item>
          <text:p text:style-name="P10">Add three group into hosts file through ansible module. </text:p>
        </text:list-item>
      </text:list>
      <text:p text:style-name="Preformatted_20_Text"><text:span text:style-name="Source_20_Text"><text:span text:style-name="T4"><text:s text:c="10"/>Debian ( ip of debian machine)</text:span></text:span></text:p>
      <text:p text:style-name="Preformatted_20_Text"><text:span text:style-name="Source_20_Text"><text:span text:style-name="T4"><text:s text:c="10"/>Centos ( ip of centos machine)</text:span></text:span></text:p>
      <text:p text:style-name="P4"><text:span text:style-name="Source_20_Text"><text:span text:style-name="T4"><text:s text:c="10"/>All ( ip of all nodes )</text:span></text:span></text:p>
      <text:p text:style-name="P5"><text:span text:style-name="Source_20_Text"><text:span text:style-name="T5"># ansible localhost -m lineinfile -u root -a "path=/etc/ansible/hosts line=[Debian]\n192.168.33.14\n[Centos]\n192.168.33.24\n[All]\n192.168.33.14\n192.168.33.24"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2"><text:bookmark text:name="user-content-problem-statement-using-adhoc-command"/>Problem statement: Using Adhoc command</text:p>
      <text:p text:style-name="Text_20_body">Step 1:</text:p>
      <text:p text:style-name="Preformatted_20_Text"><text:span text:style-name="Source_20_Text"><text:s text:c="4"/>* Install apache on Debian machine</text:span></text:p>
      <text:p text:style-name="Preformatted_20_Text"><text:span text:style-name="Source_20_Text"/></text:p>
      <text:p text:style-name="P17"><text:span text:style-name="Source_20_Text"><text:span text:style-name="T8"># ansible Debian -m apt -u root -a “name=apache2 state=present”</text:span></text:span></text:p>
      <text:p text:style-name="Preformatted_20_Text"><text:span text:style-name="Source_20_Text"/></text:p>
      <text:p text:style-name="Preformatted_20_Text"><text:span text:style-name="Source_20_Text"><text:s text:c="4"/>* Cross check apache isntalled or not from remote machine</text:span></text:p>
      <text:p text:style-name="Preformatted_20_Text"><text:span text:style-name="Source_20_Text"/></text:p>
      <text:p text:style-name="P19"><text:span text:style-name="Source_20_Text"><text:span text:style-name="T10"># ansible Debian -a "sudo systemctl status apache2"</text:span></text:span></text:p>
      <text:p text:style-name="Preformatted_20_Text"><text:span text:style-name="Source_20_Text"/></text:p>
      <text:p text:style-name="Preformatted_20_Text"><text:span text:style-name="Source_20_Text"><text:s text:c="4"/>* Apache runn <text:s/>on 8082 port</text:span></text:p>
      <text:p text:style-name="Preformatted_20_Text"><text:span text:style-name="Source_20_Text"/></text:p>
      <text:p text:style-name="P18"><text:span text:style-name="Source_20_Text"><text:span text:style-name="T9"># ansible Debian -m lineinfile -u root -a "path=/etc/apache2/ports.conf state=present regexp='Listen 80' line='Listen 8082'"</text:span></text:span></text:p>
      <text:p text:style-name="Preformatted_20_Text"><text:span text:style-name="Source_20_Text"><text:span text:style-name="T7"/></text:span></text:p>
      <text:p text:style-name="Preformatted_20_Text"><text:span text:style-name="Source_20_Text"><text:s text:c="4"/>* Create two virtual host</text:span></text:p>
      <text:p text:style-name="P4"><text:span text:style-name="Source_20_Text"><text:s text:c="4"/>* Restart apache from remote machine</text:span></text:p>
      <text:p text:style-name="Text_20_body">Step2:</text:p>
      <text:p text:style-name="Preformatted_20_Text"><text:span text:style-name="Source_20_Text"><text:s text:c="3"/>* Install nginx on centos machine</text:span></text:p>
      <text:p text:style-name="Preformatted_20_Text"><text:span text:style-name="Source_20_Text"/></text:p>
      <text:p text:style-name="P17"><text:span text:style-name="Source_20_Text"><text:span text:style-name="T8"># ansible Centos -m yum -u root -a “name=nginx state=present”</text:span></text:span></text:p>
      <text:p text:style-name="P17"><text:span text:style-name="Source_20_Text"><text:span text:style-name="T8"/></text:span></text:p>
      <text:p text:style-name="P4"><text:span text:style-name="Source_20_Text"><text:s text:c="3"/>* Nginx run on 8080 port.</text:span></text:p>
      <text:p text:style-name="P21"><text:span text:style-name="Source_20_Text"><text:span text:style-name="T11"># </text:span></text:span><text:span text:style-name="Source_20_Text"><text:span text:style-name="T12">ansible Centos -m lineinfile -u root -a "path=/etc/nginx/nginx.conf state=present regexp='listen <text:s text:c="6"/>80 default_server;' line='listen <text:s text:c="6"/>8080 default_server;'"</text:span></text:span></text:p>
      <text:p text:style-name="P21"><text:span text:style-name="Source_20_Text"><text:span text:style-name="T12"># ansible Centos -m lineinfile -u root -a "path=/etc/nginx/nginx.conf state=present regexp='listen <text:s text:c="6"/>[::]:80 default_server;' line='listen <text:s text:c="6"/>[::]:8080 default_server;'"</text:span></text:span></text:p>
      <text:p text:style-name="Text_20_body">Step3:</text:p>
      <text:p text:style-name="P4"><text:span text:style-name="Source_20_Text"><text:s text:c="3"/>* Configure Nginx - configure it to run as reverse proxy to apache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14T02:16:06.748714474</dc:date>
    <meta:editing-duration>P1DT16H24M57S</meta:editing-duration>
    <meta:editing-cycles>307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271" meta:character-count="1850" meta:non-whitespace-character-count="1538"/>
  </office:meta>
</office:document-meta>
</file>